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06cm" svg:height="4.93cm" svg:x="4.993cm" svg:y="3.132cm" svg:viewBox="0 0 5007 4931" svg:d="M2383 4176c980 10 2089-499 2019-1602-71-1104-952-1973-1851-1828s-1825 738-1932 1851c-108 1114 784 1568 1764 1579zM5004 2213c61 1309-796 2561-2630 2705-1833 145-2460-924-2365-2252 96-1327 1315-2510 2679-2653 1362-142 2255 891 2316 2200z">
          <text:p/>
        </draw:path>
        <draw:path draw:style-name="gr2" draw:text-style-name="P1" draw:layer="layout" svg:width="1.104cm" svg:height="2.332cm" draw:transform="skewX (-0.000523598775598353) rotate (-2.4918065730723) translate (10.0733355963705cm 7.5409641687573cm)" svg:viewBox="0 0 1105 2333" svg:d="M1102 1943c-189-781-245-1386-232-1861 4-160-886-82-870 197 22 343 192 1358 241 1924 26 301 918 22 861-260z">
          <text:p/>
        </draw:path>
        <draw:path draw:style-name="gr2" draw:text-style-name="P1" draw:layer="layout" svg:width="0.903cm" svg:height="0.661cm" draw:transform="skewX (0.00122173047639602) rotate (-2.15687788961459) translate (10.0666401432275cm 7.42768889054301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03cm" svg:height="0.661cm" draw:transform="skewX (0.00122173047639602) rotate (-2.15687788961459) translate (8.7066401432276cm 6.03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4.902cm" svg:height="4.93cm" svg:x="0.001cm" svg:y="3.133cm" svg:viewBox="0 0 4903 4931" svg:d="M2383 4175c980 10 1984-444 1914-1547-71-1104-847-2028-1746-1883s-1825 738-1932 1851c-108 1114 784 1568 1764 1579zM4899 2267c61 1309-691 2506-2525 2650-1833 145-2460-924-2365-2252 96-1327 1315-2510 2679-2653 1362-142 2150 946 2211 2255z">
          <text:p/>
        </draw:path>
        <draw:path draw:style-name="gr2" draw:text-style-name="P1" draw:layer="layout" svg:width="1.104cm" svg:height="2.332cm" draw:transform="skewX (-0.000523598775598263) rotate (-2.4918065730723) translate (5.0813355963705cm 7.5409641687573cm)" svg:viewBox="0 0 1105 2333" svg:d="M1102 1943c-189-781-245-1386-232-1861 4-160-886-82-870 197 22 343 192 1358 241 1924 26 301 918 22 861-260z">
          <text:p/>
        </draw:path>
        <draw:path draw:style-name="gr2" draw:text-style-name="P1" draw:layer="layout" svg:width="0.903cm" svg:height="0.661cm" draw:transform="skewX (0.00122173047639592) rotate (-2.15687788961459) translate (5.0746401432275cm 7.42768889054301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03cm" svg:height="0.661cm" draw:transform="skewX (0.00122173047639602) rotate (-2.15687788961459) translate (3.7146401432276cm 6.032688890543cm)" svg:viewBox="0 0 904 662" svg:d="M527 644c137-64 329-219 367-367 35-139-27-185-184-243-156-57-352-32-459-3-277 72-309 187-173 370 136 181 314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5:04:11.179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